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中国人</text:p>
          </table:table-cell>
        </table:table-row>
      </table:table>
      <table:table table:name="Tabelle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uslapis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26T15:01:55.866106398</meta:creation-date>
    <dc:date>2023-09-03T19:48:45.457879471</dc:date>
    <meta:editing-duration>PT1M59S</meta:editing-duration>
    <meta:editing-cycles>2</meta:editing-cycles>
    <meta:generator>LibreOffice/7.3.7.2$Linux_X86_64 LibreOffice_project/30$Build-2</meta:generator>
    <dc:creator>Jesper Zedlitz</dc:creator>
    <meta:document-statistic meta:table-count="2" meta:cell-count="12" meta:object-count="0"/>
  </office:meta>
</office:document-meta>
</file>